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2.45cm" fo:min-width="22.10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4.576cm" fo:min-width="6.866cm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514cm" fo:min-width="2.4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1.532cm"/>
      <style:paragraph-properties style:writing-mode="lr-tb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fill="solid" draw:fill-color="#ffdbb6" draw:opacity="21%" draw:textarea-horizontal-align="justify" draw:textarea-vertical-align="middle" draw:auto-grow-height="false" fo:min-height="1.274cm" fo:min-width="1.532cm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12cm" fo:min-width="3.126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766cm" fo:min-width="0.77cm"/>
      <style:paragraph-properties style:writing-mode="lr-tb"/>
    </style:style>
    <style:style style:name="gr12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13" style:family="graphic" style:parent-style-name="objectwithoutfill">
      <style:graphic-properties svg:stroke-color="#00a933" draw:fill="solid" draw:textarea-vertical-align="middle"/>
    </style:style>
    <style:style style:name="gr14" style:family="graphic" style:parent-style-name="objectwithoutfill">
      <style:graphic-properties svg:stroke-color="#ff0000" draw:fill="solid" draw:textarea-vertical-align="middle"/>
    </style:style>
    <style:style style:name="gr15" style:family="graphic" style:parent-style-name="standard">
      <style:graphic-properties draw:fill-color="#111111" draw:textarea-horizontal-align="justify" draw:textarea-vertical-align="middle" draw:auto-grow-height="false" fo:min-height="0cm" fo:min-width="0cm"/>
      <style:paragraph-properties style:writing-mode="lr-tb"/>
    </style:style>
    <style:style style:name="gr16" style:family="graphic" style:parent-style-name="standard">
      <style:graphic-properties svg:stroke-color="#ff0000" draw:fill-color="#ffffff" draw:textarea-horizontal-align="justify" draw:textarea-vertical-align="middle" draw:auto-grow-height="false" fo:min-height="0.512cm" fo:min-width="0.987cm"/>
      <style:paragraph-properties style:writing-mode="lr-tb"/>
    </style:style>
    <style:style style:name="gr17" style:family="graphic" style:parent-style-name="standard">
      <style:graphic-properties svg:stroke-color="#00a933" draw:fill-color="#ffffff" draw:textarea-horizontal-align="justify" draw:textarea-vertical-align="middle" draw:auto-grow-height="false" fo:min-height="0.512cm" fo:min-width="0.987cm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start" style:writing-mode="lr-tb"/>
      <style:text-properties fo:font-size="10pt"/>
    </style:style>
    <style:style style:name="P4" style:family="paragraph">
      <loext:graphic-properties draw:fill-color="#ffffff"/>
      <style:paragraph-properties fo:text-align="start" style:writing-mode="lr-tb"/>
      <style:text-properties fo:font-size="10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12pt"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10pt"/>
    </style:style>
    <style:style style:name="P8" style:family="paragraph">
      <style:paragraph-properties fo:text-align="center" style:writing-mode="lr-tb"/>
      <style:text-properties fo:font-size="14pt"/>
    </style:style>
    <style:style style:name="P9" style:family="paragraph">
      <loext:graphic-properties draw:fill-color="#ffffff"/>
      <style:paragraph-properties fo:text-align="center" style:writing-mode="lr-tb"/>
      <style:text-properties fo:font-size="14pt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11" style:family="paragraph"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loext:graphic-properties draw:fill="solid" draw:fill-color="#ffdbb6" draw:opacity="21%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style:paragraph-properties fo:text-align="center" style:writing-mode="lr-tb"/>
      <style:text-properties fo:font-size="10pt"/>
    </style:style>
    <style:style style:name="P14" style:family="paragraph">
      <loext:graphic-properties draw:fill-color="#ffffff"/>
      <style:paragraph-properties fo:text-align="center" style:writing-mode="lr-tb"/>
      <style:text-properties fo:font-size="10pt"/>
    </style:style>
    <style:style style:name="P15" style:family="paragraph">
      <loext:graphic-properties draw:fill="solid"/>
      <style:paragraph-properties fo:text-align="center"/>
      <style:text-properties fo:font-size="10pt"/>
    </style:style>
    <style:style style:name="P16" style:family="paragraph">
      <loext:graphic-properties draw:fill-color="#111111"/>
      <style:paragraph-properties fo:text-align="center" style:writing-mode="lr-tb"/>
      <style:text-properties fo:font-size="10pt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fo:font-size="10pt"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12pt"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606cm" svg:height="12.7cm" svg:x="5.01cm" svg:y="1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66cm" svg:height="4.826cm" svg:x="10.344cm" svg:y="5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66cm" svg:height="4.826cm" svg:x="18.472cm" svg:y="5.58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582cm" svg:y1="11.46cm" svg:x2="26.092cm" svg:y2="11.46cm">
          <text:p/>
        </draw:line>
        <draw:custom-shape draw:style-name="gr4" draw:text-style-name="P4" draw:layer="layout" svg:width="2.978cm" svg:height="2.764cm" svg:x="7.366cm" svg:y="10.698cm">
          <text:p text:style-name="P3"><text:span text:style-name="T1">KVM “default” </text:span></text:p>
          <text:p text:style-name="P3"><text:span text:style-name="T1"><text:s text:c="4"/></text:span><text:span text:style-name="T1">network:</text:span></text:p>
          <text:p text:style-name="P3"><text:span text:style-name="T2">NAT</text:span></text:p>
          <text:p text:style-name="P3"><text:span text:style-name="T2">DHCP / DNS </text:span></text:p>
          <text:p text:style-name="P3"><text:span text:style-name="T2">(dnsmasq)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286cm" svg:height="0.979cm" svg:x="23.622cm" svg:y="5.625cm">
          <draw:text-box>
            <text:p text:style-name="P5"><text:span text:style-name="T3">esxi22</text:span></text:p>
          </draw:text-box>
        </draw:frame>
        <draw:frame draw:style-name="gr5" draw:text-style-name="P6" draw:layer="layout" svg:width="2.286cm" svg:height="0.979cm" svg:x="15.424cm" svg:y="5.625cm">
          <draw:text-box>
            <text:p text:style-name="P5"><text:span text:style-name="T3">esxi21</text:span></text:p>
          </draw:text-box>
        </draw:frame>
        <draw:line draw:style-name="gr3" draw:text-style-name="P2" draw:layer="layout" svg:x1="13.9cm" svg:y1="11.43cm" svg:x2="13.9cm" svg:y2="10.414cm">
          <text:p/>
        </draw:line>
        <draw:line draw:style-name="gr3" draw:text-style-name="P2" draw:layer="layout" svg:x1="21.774cm" svg:y1="11.43cm" svg:x2="21.774cm" svg:y2="10.414cm">
          <text:p/>
        </draw:line>
        <draw:frame draw:style-name="gr6" draw:text-style-name="P7" draw:layer="layout" svg:width="5.842cm" svg:height="1.673cm" svg:x="10.16cm" svg:y="12.043cm">
          <draw:text-box>
            <text:p><text:span text:style-name="T2">KVM “default” network : 192.168.122.0/24</text:span></text:p>
          </draw:text-box>
        </draw:frame>
        <draw:custom-shape draw:style-name="gr7" draw:text-style-name="P9" draw:layer="layout" svg:width="2.032cm" svg:height="1.524cm" svg:x="3.994cm" svg:y="10.668cm">
          <text:p text:style-name="P8"><text:span text:style-name="T4">NIC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4.318cm" svg:height="1.673cm" svg:x="23.298cm" svg:y="1.815cm">
          <draw:text-box>
            <text:p><text:span text:style-name="T3">KVM Host</text:span></text:p>
          </draw:text-box>
        </draw:frame>
        <draw:line draw:style-name="gr8" draw:text-style-name="P2" draw:layer="layout" svg:x1="7.366cm" svg:y1="11.43cm" svg:x2="6.026cm" svg:y2="11.43cm">
          <text:p/>
        </draw:line>
        <draw:custom-shape draw:style-name="gr9" draw:text-style-name="P12" draw:layer="layout" svg:width="2.032cm" svg:height="1.524cm" svg:x="11.106cm" svg:y="6.604cm">
          <text:p text:style-name="P11"><text:span text:style-name="T5">vCenter </text:span></text:p>
          <text:p text:style-name="P11"><text:span text:style-name="T5">Applian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3.626cm" svg:height="0.762cm" svg:x="11.36cm" svg:y="9.652cm">
          <text:p text:style-name="P13"><text:span text:style-name="T2">vmnic0 (bridged)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286cm" svg:height="0.979cm" svg:x="10.344cm" svg:y="11.467cm">
          <draw:text-box>
            <text:p><text:span text:style-name="T2">.1</text:span></text:p>
          </draw:text-box>
        </draw:frame>
        <draw:frame draw:style-name="gr5" draw:text-style-name="P7" draw:layer="layout" svg:width="2.286cm" svg:height="0.979cm" svg:x="13.872cm" svg:y="10.316cm">
          <draw:text-box>
            <text:p><text:span text:style-name="T2">.121</text:span></text:p>
          </draw:text-box>
        </draw:frame>
        <draw:frame draw:style-name="gr5" draw:text-style-name="P7" draw:layer="layout" svg:width="2.286cm" svg:height="0.979cm" svg:x="21.52cm" svg:y="10.397cm">
          <draw:text-box>
            <text:p><text:span text:style-name="T2">.122</text:span></text:p>
          </draw:text-box>
        </draw:frame>
        <draw:custom-shape draw:style-name="gr11" draw:text-style-name="P14" draw:layer="layout" svg:width="1.27cm" svg:height="1.016cm" svg:x="13.9cm" svg:y="6.858cm">
          <text:p text:style-name="P13"><text:span text:style-name="T2">V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27cm" svg:height="1.016cm" svg:x="15.424cm" svg:y="6.858cm">
          <text:p text:style-name="P13"><text:span text:style-name="T2">V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27cm" svg:height="1.016cm" svg:x="22.79cm" svg:y="6.858cm">
          <text:p text:style-name="P13"><text:span text:style-name="T2">V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27cm" svg:height="1.016cm" svg:x="24.314cm" svg:y="6.858cm">
          <text:p text:style-name="P13"><text:span text:style-name="T2">V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27cm" svg:height="1.016cm" svg:x="19.742cm" svg:y="6.858cm">
          <text:p text:style-name="P13"><text:span text:style-name="T2">V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27cm" svg:height="1.016cm" svg:x="21.266cm" svg:y="6.858cm">
          <text:p text:style-name="P13"><text:span text:style-name="T2">VM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2.122cm" svg:y1="8.128cm" svg:x2="12.122cm" svg:y2="11.46cm">
          <text:p/>
        </draw:line>
        <draw:frame draw:style-name="gr5" draw:text-style-name="P7" draw:layer="layout" svg:width="2.286cm" svg:height="0.979cm" svg:x="11.868cm" svg:y="10.316cm">
          <draw:text-box>
            <text:p><text:span text:style-name="T2">.120</text:span></text:p>
          </draw:text-box>
        </draw:frame>
        <draw:line draw:style-name="gr13" draw:text-style-name="P2" draw:layer="layout" svg:x1="9.836cm" svg:y1="4.572cm" svg:x2="26.346cm" svg:y2="4.572cm">
          <text:p/>
        </draw:line>
        <draw:line draw:style-name="gr14" draw:text-style-name="P2" draw:layer="layout" svg:x1="9.836cm" svg:y1="3.302cm" svg:x2="26.346cm" svg:y2="3.302cm">
          <text:p/>
        </draw:line>
        <draw:frame draw:style-name="gr6" draw:text-style-name="P7" draw:layer="layout" svg:width="5.842cm" svg:height="1.673cm" svg:x="5.418cm" svg:y="2.137cm">
          <draw:text-box>
            <text:p><text:span text:style-name="T2">KVM isolated network</text:span></text:p>
            <text:p><text:span text:style-name="T2">“</text:span><text:span text:style-name="T2">priv1”</text:span></text:p>
            <text:p><text:span text:style-name="T2">172.16.1.0/24</text:span></text:p>
          </draw:text-box>
        </draw:frame>
        <draw:frame draw:style-name="gr6" draw:text-style-name="P7" draw:layer="layout" svg:width="5.842cm" svg:height="1.673cm" svg:x="5.264cm" svg:y="3.915cm">
          <draw:text-box>
            <text:p><text:span text:style-name="T2">KVM isolated network </text:span></text:p>
            <text:p><text:span text:style-name="T2">“</text:span><text:span text:style-name="T2">priv2”</text:span></text:p>
            <text:p><text:span text:style-name="T2">172.16.2.0/24</text:span></text:p>
          </draw:text-box>
        </draw:frame>
        <draw:line draw:style-name="gr14" draw:text-style-name="P15" draw:layer="layout" svg:x1="12.192cm" svg:y1="3.302cm" svg:x2="12.192cm" svg:y2="5.588cm">
          <text:p/>
        </draw:line>
        <draw:custom-shape draw:style-name="gr15" draw:text-style-name="P16" draw:layer="layout" svg:width="0.001cm" svg:height="0.001cm" svg:x="12.192cm" svg:y="3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2" draw:layer="layout" svg:x1="14.478cm" svg:y1="4.572cm" svg:x2="14.478cm" svg:y2="5.588cm">
          <text:p/>
        </draw:line>
        <draw:line draw:style-name="gr14" draw:text-style-name="P2" draw:layer="layout" svg:x1="20.066cm" svg:y1="3.302cm" svg:x2="20.066cm" svg:y2="5.588cm">
          <text:p/>
        </draw:line>
        <draw:line draw:style-name="gr13" draw:text-style-name="P2" draw:layer="layout" svg:x1="23.114cm" svg:y1="4.572cm" svg:x2="23.114cm" svg:y2="5.588cm">
          <text:p/>
        </draw:line>
        <draw:custom-shape draw:style-name="gr10" draw:text-style-name="P14" draw:layer="layout" svg:width="3.626cm" svg:height="0.762cm" svg:x="19.812cm" svg:y="9.635cm">
          <text:p text:style-name="P13"><text:span text:style-name="T2">vmnic0 (bridged)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.487cm" svg:height="0.762cm" svg:x="11.43cm" svg:y="5.588cm">
          <text:p text:style-name="P13"><text:span text:style-name="T2">vmnic1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487cm" svg:height="0.762cm" svg:x="13.716cm" svg:y="5.588cm">
          <text:p text:style-name="P13"><text:span text:style-name="T2">vmnic2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487cm" svg:height="0.762cm" svg:x="22.352cm" svg:y="5.588cm">
          <text:p text:style-name="P13"><text:span text:style-name="T2">vmnic2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1.487cm" svg:height="0.762cm" svg:x="19.341cm" svg:y="5.588cm">
          <text:p text:style-name="P13"><text:span text:style-name="T2">vmnic1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0" draw:layer="layout" svg:width="5.842cm" svg:height="1.673cm" svg:x="5.08cm" svg:y="0.868cm">
          <draw:text-box>
            <text:p><text:span text:style-name="T3">VSphere 7.0 on KVM</text:span></text:p>
          </draw:text-box>
        </draw:frame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2.606cm" svg:height="12.7cm" svg:x="5.01cm" svg:y="1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66cm" svg:height="4.826cm" svg:x="10.344cm" svg:y="5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366cm" svg:height="4.826cm" svg:x="18.472cm" svg:y="5.58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582cm" svg:y1="11.46cm" svg:x2="26.092cm" svg:y2="11.46cm">
          <text:p/>
        </draw:line>
        <draw:custom-shape draw:style-name="gr4" draw:text-style-name="P4" draw:layer="layout" svg:width="2.978cm" svg:height="2.764cm" svg:x="7.366cm" svg:y="10.698cm">
          <text:p text:style-name="P3"><text:span text:style-name="T1">KVM “default” </text:span></text:p>
          <text:p text:style-name="P3"><text:span text:style-name="T1"><text:s text:c="4"/></text:span><text:span text:style-name="T1">network:</text:span></text:p>
          <text:p text:style-name="P3"><text:span text:style-name="T2">NAT</text:span></text:p>
          <text:p text:style-name="P3"><text:span text:style-name="T2">DHCP / DNS </text:span></text:p>
          <text:p text:style-name="P3"><text:span text:style-name="T2">(dnsmasq)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286cm" svg:height="0.979cm" svg:x="23.622cm" svg:y="5.625cm">
          <draw:text-box>
            <text:p text:style-name="P5"><text:span text:style-name="T3">esxi12</text:span></text:p>
          </draw:text-box>
        </draw:frame>
        <draw:frame draw:style-name="gr5" draw:text-style-name="P6" draw:layer="layout" svg:width="2.286cm" svg:height="0.979cm" svg:x="15.424cm" svg:y="5.625cm">
          <draw:text-box>
            <text:p text:style-name="P5"><text:span text:style-name="T3">esxi11</text:span></text:p>
          </draw:text-box>
        </draw:frame>
        <draw:line draw:style-name="gr3" draw:text-style-name="P2" draw:layer="layout" svg:x1="13.9cm" svg:y1="11.43cm" svg:x2="13.9cm" svg:y2="10.414cm">
          <text:p/>
        </draw:line>
        <draw:line draw:style-name="gr3" draw:text-style-name="P2" draw:layer="layout" svg:x1="21.774cm" svg:y1="11.43cm" svg:x2="21.774cm" svg:y2="10.414cm">
          <text:p/>
        </draw:line>
        <draw:frame draw:style-name="gr6" draw:text-style-name="P7" draw:layer="layout" svg:width="5.842cm" svg:height="1.673cm" svg:x="10.16cm" svg:y="12.043cm">
          <draw:text-box>
            <text:p><text:span text:style-name="T2">KVM “default” network : 192.168.122.0/24</text:span></text:p>
          </draw:text-box>
        </draw:frame>
        <draw:custom-shape draw:style-name="gr7" draw:text-style-name="P9" draw:layer="layout" svg:width="2.032cm" svg:height="1.524cm" svg:x="3.994cm" svg:y="10.668cm">
          <text:p text:style-name="P8"><text:span text:style-name="T4">NIC</text:span>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4.318cm" svg:height="1.673cm" svg:x="23.298cm" svg:y="1.815cm">
          <draw:text-box>
            <text:p><text:span text:style-name="T3">KVM Host</text:span></text:p>
          </draw:text-box>
        </draw:frame>
        <draw:line draw:style-name="gr8" draw:text-style-name="P2" draw:layer="layout" svg:x1="7.366cm" svg:y1="11.43cm" svg:x2="6.026cm" svg:y2="11.43cm">
          <text:p/>
        </draw:line>
        <draw:custom-shape draw:style-name="gr9" draw:text-style-name="P12" draw:layer="layout" svg:width="2.032cm" svg:height="1.524cm" svg:x="11.106cm" svg:y="6.604cm">
          <text:p text:style-name="P11"><text:span text:style-name="T5">vCenter </text:span></text:p>
          <text:p text:style-name="P11"><text:span text:style-name="T5">Applianc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3.626cm" svg:height="0.762cm" svg:x="11.36cm" svg:y="9.652cm">
          <text:p text:style-name="P13"><text:span text:style-name="T2">vmnic0 (bridged)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.286cm" svg:height="0.979cm" svg:x="10.344cm" svg:y="11.467cm">
          <draw:text-box>
            <text:p><text:span text:style-name="T2">.1</text:span></text:p>
          </draw:text-box>
        </draw:frame>
        <draw:frame draw:style-name="gr5" draw:text-style-name="P7" draw:layer="layout" svg:width="2.286cm" svg:height="0.979cm" svg:x="13.872cm" svg:y="10.316cm">
          <draw:text-box>
            <text:p><text:span text:style-name="T2">.111</text:span></text:p>
          </draw:text-box>
        </draw:frame>
        <draw:frame draw:style-name="gr5" draw:text-style-name="P7" draw:layer="layout" svg:width="2.286cm" svg:height="0.979cm" svg:x="21.52cm" svg:y="10.397cm">
          <draw:text-box>
            <text:p><text:span text:style-name="T2">.112</text:span></text:p>
          </draw:text-box>
        </draw:frame>
        <draw:custom-shape draw:style-name="gr11" draw:text-style-name="P14" draw:layer="layout" svg:width="1.27cm" svg:height="1.016cm" svg:x="13.9cm" svg:y="6.858cm">
          <text:p text:style-name="P13"><text:span text:style-name="T2">V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27cm" svg:height="1.016cm" svg:x="15.424cm" svg:y="6.858cm">
          <text:p text:style-name="P13"><text:span text:style-name="T2">V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27cm" svg:height="1.016cm" svg:x="22.79cm" svg:y="6.858cm">
          <text:p text:style-name="P13"><text:span text:style-name="T2">V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27cm" svg:height="1.016cm" svg:x="24.314cm" svg:y="6.858cm">
          <text:p text:style-name="P13"><text:span text:style-name="T2">V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27cm" svg:height="1.016cm" svg:x="19.742cm" svg:y="6.858cm">
          <text:p text:style-name="P13"><text:span text:style-name="T2">VM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27cm" svg:height="1.016cm" svg:x="21.266cm" svg:y="6.858cm">
          <text:p text:style-name="P13"><text:span text:style-name="T2">VM</text:span>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2.122cm" svg:y1="8.128cm" svg:x2="12.122cm" svg:y2="11.46cm">
          <text:p/>
        </draw:line>
        <draw:frame draw:style-name="gr5" draw:text-style-name="P7" draw:layer="layout" svg:width="2.286cm" svg:height="0.979cm" svg:x="11.868cm" svg:y="10.316cm">
          <draw:text-box>
            <text:p><text:span text:style-name="T2"><text:s/></text:span><text:span text:style-name="T2">.110</text:span></text:p>
          </draw:text-box>
        </draw:frame>
        <draw:line draw:style-name="gr13" draw:text-style-name="P2" draw:layer="layout" svg:x1="9.836cm" svg:y1="4.572cm" svg:x2="26.346cm" svg:y2="4.572cm">
          <text:p/>
        </draw:line>
        <draw:line draw:style-name="gr14" draw:text-style-name="P2" draw:layer="layout" svg:x1="9.836cm" svg:y1="3.302cm" svg:x2="26.346cm" svg:y2="3.302cm">
          <text:p/>
        </draw:line>
        <draw:frame draw:style-name="gr6" draw:text-style-name="P7" draw:layer="layout" svg:width="5.842cm" svg:height="1.673cm" svg:x="5.418cm" svg:y="2.137cm">
          <draw:text-box>
            <text:p><text:span text:style-name="T2">KVM isolated network</text:span></text:p>
            <text:p><text:span text:style-name="T2">“</text:span><text:span text:style-name="T2">priv1”</text:span></text:p>
            <text:p><text:span text:style-name="T2">172.16.1.0/24</text:span></text:p>
          </draw:text-box>
        </draw:frame>
        <draw:frame draw:style-name="gr6" draw:text-style-name="P7" draw:layer="layout" svg:width="5.842cm" svg:height="1.673cm" svg:x="5.264cm" svg:y="3.915cm">
          <draw:text-box>
            <text:p><text:span text:style-name="T2">KVM isolated network </text:span></text:p>
            <text:p><text:span text:style-name="T2">“</text:span><text:span text:style-name="T2">priv2”</text:span></text:p>
            <text:p><text:span text:style-name="T2">172.16.2.0/24</text:span></text:p>
          </draw:text-box>
        </draw:frame>
        <draw:line draw:style-name="gr14" draw:text-style-name="P15" draw:layer="layout" svg:x1="12.192cm" svg:y1="3.302cm" svg:x2="12.192cm" svg:y2="5.588cm">
          <text:p/>
        </draw:line>
        <draw:custom-shape draw:style-name="gr15" draw:text-style-name="P16" draw:layer="layout" svg:width="0.001cm" svg:height="0.001cm" svg:x="12.192cm" svg:y="3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2" draw:layer="layout" svg:x1="14.478cm" svg:y1="4.572cm" svg:x2="14.478cm" svg:y2="5.588cm">
          <text:p/>
        </draw:line>
        <draw:line draw:style-name="gr14" draw:text-style-name="P2" draw:layer="layout" svg:x1="20.066cm" svg:y1="3.302cm" svg:x2="20.066cm" svg:y2="5.588cm">
          <text:p/>
        </draw:line>
        <draw:line draw:style-name="gr13" draw:text-style-name="P2" draw:layer="layout" svg:x1="23.114cm" svg:y1="4.572cm" svg:x2="23.114cm" svg:y2="5.588cm">
          <text:p/>
        </draw:line>
        <draw:custom-shape draw:style-name="gr10" draw:text-style-name="P14" draw:layer="layout" svg:width="3.626cm" svg:height="0.762cm" svg:x="19.812cm" svg:y="9.635cm">
          <text:p text:style-name="P13"><text:span text:style-name="T2">vmnic0 (bridged)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.487cm" svg:height="0.762cm" svg:x="11.43cm" svg:y="5.588cm">
          <text:p text:style-name="P13"><text:span text:style-name="T2">vmnic1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487cm" svg:height="0.762cm" svg:x="13.716cm" svg:y="5.588cm">
          <text:p text:style-name="P13"><text:span text:style-name="T2">vmnic2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1.487cm" svg:height="0.762cm" svg:x="22.352cm" svg:y="5.588cm">
          <text:p text:style-name="P13"><text:span text:style-name="T2">vmnic2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1.487cm" svg:height="0.762cm" svg:x="19.341cm" svg:y="5.588cm">
          <text:p text:style-name="P13"><text:span text:style-name="T2">vmnic1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10" draw:layer="layout" svg:width="5.842cm" svg:height="1.673cm" svg:x="5.08cm" svg:y="0.867cm">
          <draw:text-box>
            <text:p><text:span text:style-name="T3">VSphere 6.7 on KVM</text:span></text:p>
          </draw:text-box>
        </draw:frame>
        <presentation:notes draw:style-name="dp1">
          <draw:page-thumbnail draw:style-name="gr18" draw:layer="layout" svg:width="18.624cm" svg:height="10.476cm" svg:x="1.482cm" svg:y="2.123cm" draw:page-number="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05:34:26.361550852</meta:creation-date>
    <dc:date>2020-08-09T06:01:00.803459944</dc:date>
    <meta:editing-duration>PT1H45M12S</meta:editing-duration>
    <meta:editing-cycles>8</meta:editing-cycles>
    <meta:generator>LibreOffice/6.4.4.2$Linux_X86_64 LibreOffice_project/40$Build-2</meta:generator>
    <meta:document-statistic meta:object-count="107"/>
  </office:meta>
</office:document-meta>
</file>